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ountry_code</text:p>
          </table:table-cell>
          <table:table-cell office:value-type="string" table:style-name="ce1">
            <text:p>country_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7 840</text:p>
          </table:table-cell>
          <table:table-cell office:value-type="string" table:style-name="ce1">
            <text:p>Abkhaz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3</text:p>
          </table:table-cell>
          <table:table-cell office:value-type="string" table:style-name="ce1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5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13</text:p>
          </table:table-cell>
          <table:table-cell office:value-type="string" table:style-name="ce1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684</text:p>
          </table:table-cell>
          <table:table-cell office:value-type="string" table:style-name="ce1">
            <text:p>American Sam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6</text:p>
          </table:table-cell>
          <table:table-cell office:value-type="string" table:style-name="ce1">
            <text:p>Andor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4</text:p>
          </table:table-cell>
          <table:table-cell office:value-type="string" table:style-name="ce1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64</text:p>
          </table:table-cell>
          <table:table-cell office:value-type="string" table:style-name="ce1">
            <text:p>Anguil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68</text:p>
          </table:table-cell>
          <table:table-cell office:value-type="string" table:style-name="ce1">
            <text:p>Antigua and Barb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4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97</text:p>
          </table:table-cell>
          <table:table-cell office:value-type="string" table:style-name="ce1">
            <text:p>Ar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7</text:p>
          </table:table-cell>
          <table:table-cell office:value-type="string" table:style-name="ce1">
            <text:p>Asc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1</text:p>
          </table:table-cell>
          <table:table-cell office:value-type="string" table:style-name="ce1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2</text:p>
          </table:table-cell>
          <table:table-cell office:value-type="string" table:style-name="ce1">
            <text:p>Australian External Territo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3</text:p>
          </table:table-cell>
          <table:table-cell office:value-type="string" table:style-name="ce1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4</text:p>
          </table:table-cell>
          <table:table-cell office:value-type="string" table:style-name="ce1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42</text:p>
          </table:table-cell>
          <table:table-cell office:value-type="string" table:style-name="ce1">
            <text:p>Baha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3</text:p>
          </table:table-cell>
          <table:table-cell office:value-type="string" table:style-name="ce1">
            <text:p>Bah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80</text:p>
          </table:table-cell>
          <table:table-cell office:value-type="string" table:style-name="ce1">
            <text:p>Banglad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46</text:p>
          </table:table-cell>
          <table:table-cell office:value-type="string" table:style-name="ce1">
            <text:p>Barb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68</text:p>
          </table:table-cell>
          <table:table-cell office:value-type="string" table:style-name="ce1">
            <text:p>Barb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5</text:p>
          </table:table-cell>
          <table:table-cell office:value-type="string" table:style-name="ce1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2</text:p>
          </table:table-cell>
          <table:table-cell office:value-type="string" table:style-name="ce1">
            <text:p>Belg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1</text:p>
          </table:table-cell>
          <table:table-cell office:value-type="string" table:style-name="ce1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9</text:p>
          </table:table-cell>
          <table:table-cell office:value-type="string" table:style-name="ce1">
            <text:p>Ben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441</text:p>
          </table:table-cell>
          <table:table-cell office:value-type="string" table:style-name="ce1">
            <text:p>Bermu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5</text:p>
          </table:table-cell>
          <table:table-cell office:value-type="string" table:style-name="ce1">
            <text:p>Bhu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1</text:p>
          </table:table-cell>
          <table:table-cell office:value-type="string" table:style-name="ce1">
            <text:p>Boli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7</text:p>
          </table:table-cell>
          <table:table-cell office:value-type="string" table:style-name="ce1">
            <text:p>Bosnia and Herzegov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7</text:p>
          </table:table-cell>
          <table:table-cell office:value-type="string" table:style-name="ce1">
            <text:p>Bo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5</text:p>
          </table:table-cell>
          <table:table-cell office:value-type="string" table:style-name="ce1">
            <text:p>Braz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6</text:p>
          </table:table-cell>
          <table:table-cell office:value-type="string" table:style-name="ce1">
            <text:p>British Indian Ocean Terri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284</text:p>
          </table:table-cell>
          <table:table-cell office:value-type="string" table:style-name="ce1">
            <text:p>British Virgi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3</text:p>
          </table:table-cell>
          <table:table-cell office:value-type="string" table:style-name="ce1">
            <text:p>Brune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9</text:p>
          </table:table-cell>
          <table:table-cell office:value-type="string" table:style-name="ce1">
            <text:p>Bulg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6</text:p>
          </table:table-cell>
          <table:table-cell office:value-type="string" table:style-name="ce1">
            <text:p>Burkina Fa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7</text:p>
          </table:table-cell>
          <table:table-cell office:value-type="string" table:style-name="ce1">
            <text:p>Bu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55</text:p>
          </table:table-cell>
          <table:table-cell office:value-type="string" table:style-name="ce1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7</text:p>
          </table:table-cell>
          <table:table-cell office:value-type="string" table:style-name="ce1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</text:p>
          </table:table-cell>
          <table:table-cell office:value-type="string" table:style-name="ce1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8</text:p>
          </table:table-cell>
          <table:table-cell office:value-type="string" table:style-name="ce1">
            <text:p>Cape Ve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 345</text:p>
          </table:table-cell>
          <table:table-cell office:value-type="string" table:style-name="ce1">
            <text:p>Cayma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6</text:p>
          </table:table-cell>
          <table:table-cell office:value-type="string" table:style-name="ce1">
            <text:p>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5</text:p>
          </table:table-cell>
          <table:table-cell office:value-type="string" table:style-name="ce1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6</text:p>
          </table:table-cell>
          <table:table-cell office:value-type="string" table:style-name="ce1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6</text:p>
          </table:table-cell>
          <table:table-cell office:value-type="string" table:style-name="ce1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1</text:p>
          </table:table-cell>
          <table:table-cell office:value-type="string" table:style-name="ce1">
            <text:p>Christmas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1</text:p>
          </table:table-cell>
          <table:table-cell office:value-type="string" table:style-name="ce1">
            <text:p>Cocos-Keeling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7</text:p>
          </table:table-cell>
          <table:table-cell office:value-type="string" table:style-name="ce1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9</text:p>
          </table:table-cell>
          <table:table-cell office:value-type="string" table:style-name="ce1">
            <text:p>Comor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2</text:p>
          </table:table-cell>
          <table:table-cell office:value-type="string" table:style-name="ce1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3</text:p>
          </table:table-cell>
          <table:table-cell office:value-type="string" table:style-name="ce1">
            <text:p>Congo, Dem. Rep. of (Zair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2</text:p>
          </table:table-cell>
          <table:table-cell office:value-type="string" table:style-name="ce1">
            <text:p>Cook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6</text:p>
          </table:table-cell>
          <table:table-cell office:value-type="string" table:style-name="ce1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5</text:p>
          </table:table-cell>
          <table:table-cell office:value-type="string" table:style-name="ce1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3</text:p>
          </table:table-cell>
          <table:table-cell office:value-type="string" table:style-name="ce1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9</text:p>
          </table:table-cell>
          <table:table-cell office:value-type="string" table:style-name="ce1">
            <text:p>Curac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37</text:p>
          </table:table-cell>
          <table:table-cell office:value-type="string" table:style-name="ce1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20</text:p>
          </table:table-cell>
          <table:table-cell office:value-type="string" table:style-name="ce1">
            <text:p>Czech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5</text:p>
          </table:table-cell>
          <table:table-cell office:value-type="string" table:style-name="ce1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6</text:p>
          </table:table-cell>
          <table:table-cell office:value-type="string" table:style-name="ce1">
            <text:p>Diego Gar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3</text:p>
          </table:table-cell>
          <table:table-cell office:value-type="string" table:style-name="ce1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767</text:p>
          </table:table-cell>
          <table:table-cell office:value-type="string" table:style-name="ce1">
            <text:p>Domi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09</text:p>
          </table:table-cell>
          <table:table-cell office:value-type="string" table:style-name="ce1">
            <text:p>Domin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0</text:p>
          </table:table-cell>
          <table:table-cell office:value-type="string" table:style-name="ce1">
            <text:p>East Tim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6</text:p>
          </table:table-cell>
          <table:table-cell office:value-type="string" table:style-name="ce1">
            <text:p>Easter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3</text:p>
          </table:table-cell>
          <table:table-cell office:value-type="string" table:style-name="ce1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0</text:p>
          </table:table-cell>
          <table:table-cell office:value-type="string" table:style-name="ce1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3</text:p>
          </table:table-cell>
          <table:table-cell office:value-type="string" table:style-name="ce1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0</text:p>
          </table:table-cell>
          <table:table-cell office:value-type="string" table:style-name="ce1">
            <text:p>Equatorial 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91</text:p>
          </table:table-cell>
          <table:table-cell office:value-type="string" table:style-name="ce1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2</text:p>
          </table:table-cell>
          <table:table-cell office:value-type="string" table:style-name="ce1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1</text:p>
          </table:table-cell>
          <table:table-cell office:value-type="string" table:style-name="ce1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0</text:p>
          </table:table-cell>
          <table:table-cell office:value-type="string" table:style-name="ce1">
            <text:p>Falkland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98</text:p>
          </table:table-cell>
          <table:table-cell office:value-type="string" table:style-name="ce1">
            <text:p>Faroe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9</text:p>
          </table:table-cell>
          <table:table-cell office:value-type="string" table:style-name="ce1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8</text:p>
          </table:table-cell>
          <table:table-cell office:value-type="string" table:style-name="ce1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3</text:p>
          </table:table-cell>
          <table:table-cell office:value-type="string" table:style-name="ce1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6</text:p>
          </table:table-cell>
          <table:table-cell office:value-type="string" table:style-name="ce1">
            <text:p>French Anti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4</text:p>
          </table:table-cell>
          <table:table-cell office:value-type="string" table:style-name="ce1">
            <text:p>French Gui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9</text:p>
          </table:table-cell>
          <table:table-cell office:value-type="string" table:style-name="ce1">
            <text:p>French Poly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1</text:p>
          </table:table-cell>
          <table:table-cell office:value-type="string" table:style-name="ce1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0</text:p>
          </table:table-cell>
          <table:table-cell office:value-type="string" table:style-name="ce1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5</text:p>
          </table:table-cell>
          <table:table-cell office:value-type="string" table:style-name="ce1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9</text:p>
          </table:table-cell>
          <table:table-cell office:value-type="string" table:style-name="ce1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3</text:p>
          </table:table-cell>
          <table:table-cell office:value-type="string" table:style-name="ce1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0</text:p>
          </table:table-cell>
          <table:table-cell office:value-type="string" table:style-name="ce1">
            <text:p>Gibral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0</text:p>
          </table:table-cell>
          <table:table-cell office:value-type="string" table:style-name="ce1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99</text:p>
          </table:table-cell>
          <table:table-cell office:value-type="string" table:style-name="ce1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473</text:p>
          </table:table-cell>
          <table:table-cell office:value-type="string" table:style-name="ce1">
            <text:p>Gre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0</text:p>
          </table:table-cell>
          <table:table-cell office:value-type="string" table:style-name="ce1">
            <text:p>Guadelou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671</text:p>
          </table:table-cell>
          <table:table-cell office:value-type="string" table:style-name="ce1">
            <text:p>Gu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2</text:p>
          </table:table-cell>
          <table:table-cell office:value-type="string" table:style-name="ce1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4</text:p>
          </table:table-cell>
          <table:table-cell office:value-type="string" table:style-name="ce1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5</text:p>
          </table:table-cell>
          <table:table-cell office:value-type="string" table:style-name="ce1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5</text:p>
          </table:table-cell>
          <table:table-cell office:value-type="string" table:style-name="ce1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9</text:p>
          </table:table-cell>
          <table:table-cell office:value-type="string" table:style-name="ce1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4</text:p>
          </table:table-cell>
          <table:table-cell office:value-type="string" table:style-name="ce1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52</text:p>
          </table:table-cell>
          <table:table-cell office:value-type="string" table:style-name="ce1">
            <text:p>Hong Kong SAR Ch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6</text:p>
          </table:table-cell>
          <table:table-cell office:value-type="string" table:style-name="ce1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4</text:p>
          </table:table-cell>
          <table:table-cell office:value-type="string" table:style-name="ce1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1</text:p>
          </table:table-cell>
          <table:table-cell office:value-type="string" table:style-name="ce1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2</text:p>
          </table:table-cell>
          <table:table-cell office:value-type="string" table:style-name="ce1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8</text:p>
          </table:table-cell>
          <table:table-cell office:value-type="string" table:style-name="ce1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4</text:p>
          </table:table-cell>
          <table:table-cell office:value-type="string" table:style-name="ce1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3</text:p>
          </table:table-cell>
          <table:table-cell office:value-type="string" table:style-name="ce1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2</text:p>
          </table:table-cell>
          <table:table-cell office:value-type="string" table:style-name="ce1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9</text:p>
          </table:table-cell>
          <table:table-cell office:value-type="string" table:style-name="ce1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5</text:p>
          </table:table-cell>
          <table:table-cell office:value-type="string" table:style-name="ce1">
            <text:p>Ivory Coa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76</text:p>
          </table:table-cell>
          <table:table-cell office:value-type="string" table:style-name="ce1">
            <text:p>Jama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1</text:p>
          </table:table-cell>
          <table:table-cell office:value-type="string" table:style-name="ce1">
            <text:p>Jap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2</text:p>
          </table:table-cell>
          <table:table-cell office:value-type="string" table:style-name="ce1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7 7</text:p>
          </table:table-cell>
          <table:table-cell office:value-type="string" table:style-name="ce1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4</text:p>
          </table:table-cell>
          <table:table-cell office:value-type="string" table:style-name="ce1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6</text:p>
          </table:table-cell>
          <table:table-cell office:value-type="string" table:style-name="ce1">
            <text:p>Kirib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5</text:p>
          </table:table-cell>
          <table:table-cell office:value-type="string" table:style-name="ce1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6</text:p>
          </table:table-cell>
          <table:table-cell office:value-type="string" table:style-name="ce1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56</text:p>
          </table:table-cell>
          <table:table-cell office:value-type="string" table:style-name="ce1">
            <text:p>La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1</text:p>
          </table:table-cell>
          <table:table-cell office:value-type="string" table:style-name="ce1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1</text:p>
          </table:table-cell>
          <table:table-cell office:value-type="string" table:style-name="ce1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6</text:p>
          </table:table-cell>
          <table:table-cell office:value-type="string" table:style-name="ce1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1</text:p>
          </table:table-cell>
          <table:table-cell office:value-type="string" table:style-name="ce1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18</text:p>
          </table:table-cell>
          <table:table-cell office:value-type="string" table:style-name="ce1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23</text:p>
          </table:table-cell>
          <table:table-cell office:value-type="string" table:style-name="ce1">
            <text:p>Liechtenst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0</text:p>
          </table:table-cell>
          <table:table-cell office:value-type="string" table:style-name="ce1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2</text:p>
          </table:table-cell>
          <table:table-cell office:value-type="string" table:style-name="ce1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53</text:p>
          </table:table-cell>
          <table:table-cell office:value-type="string" table:style-name="ce1">
            <text:p>Macau SAR Ch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9</text:p>
          </table:table-cell>
          <table:table-cell office:value-type="string" table:style-name="ce1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1</text:p>
          </table:table-cell>
          <table:table-cell office:value-type="string" table:style-name="ce1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5</text:p>
          </table:table-cell>
          <table:table-cell office:value-type="string" table:style-name="ce1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0</text:p>
          </table:table-cell>
          <table:table-cell office:value-type="string" table:style-name="ce1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0</text:p>
          </table:table-cell>
          <table:table-cell office:value-type="string" table:style-name="ce1">
            <text:p>Maldi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3</text:p>
          </table:table-cell>
          <table:table-cell office:value-type="string" table:style-name="ce1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6</text:p>
          </table:table-cell>
          <table:table-cell office:value-type="string" table:style-name="ce1">
            <text:p>Mal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92</text:p>
          </table:table-cell>
          <table:table-cell office:value-type="string" table:style-name="ce1">
            <text:p>Marshall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6</text:p>
          </table:table-cell>
          <table:table-cell office:value-type="string" table:style-name="ce1">
            <text:p>Martin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2</text:p>
          </table:table-cell>
          <table:table-cell office:value-type="string" table:style-name="ce1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0</text:p>
          </table:table-cell>
          <table:table-cell office:value-type="string" table:style-name="ce1">
            <text:p>Maurit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2</text:p>
          </table:table-cell>
          <table:table-cell office:value-type="string" table:style-name="ce1">
            <text:p>Mayot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2</text:p>
          </table:table-cell>
          <table:table-cell office:value-type="string" table:style-name="ce1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91</text:p>
          </table:table-cell>
          <table:table-cell office:value-type="string" table:style-name="ce1">
            <text:p>Micro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08</text:p>
          </table:table-cell>
          <table:table-cell office:value-type="string" table:style-name="ce1">
            <text:p>Midway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3</text:p>
          </table:table-cell>
          <table:table-cell office:value-type="string" table:style-name="ce1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7</text:p>
          </table:table-cell>
          <table:table-cell office:value-type="string" table:style-name="ce1">
            <text:p>Mona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6</text:p>
          </table:table-cell>
          <table:table-cell office:value-type="string" table:style-name="ce1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2</text:p>
          </table:table-cell>
          <table:table-cell office:value-type="string" table:style-name="ce1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664</text:p>
          </table:table-cell>
          <table:table-cell office:value-type="string" table:style-name="ce1">
            <text:p>Montser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12</text:p>
          </table:table-cell>
          <table:table-cell office:value-type="string" table:style-name="ce1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5</text:p>
          </table:table-cell>
          <table:table-cell office:value-type="string" table:style-name="ce1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4</text:p>
          </table:table-cell>
          <table:table-cell office:value-type="string" table:style-name="ce1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4</text:p>
          </table:table-cell>
          <table:table-cell office:value-type="string" table:style-name="ce1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7</text:p>
          </table:table-cell>
          <table:table-cell office:value-type="string" table:style-name="ce1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1</text:p>
          </table:table-cell>
          <table:table-cell office:value-type="string" table:style-name="ce1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9</text:p>
          </table:table-cell>
          <table:table-cell office:value-type="string" table:style-name="ce1">
            <text:p>Netherlands Anti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69</text:p>
          </table:table-cell>
          <table:table-cell office:value-type="string" table:style-name="ce1">
            <text:p>Nev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7</text:p>
          </table:table-cell>
          <table:table-cell office:value-type="string" table:style-name="ce1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4</text:p>
          </table:table-cell>
          <table:table-cell office:value-type="string" table:style-name="ce1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5</text:p>
          </table:table-cell>
          <table:table-cell office:value-type="string" table:style-name="ce1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7</text:p>
          </table:table-cell>
          <table:table-cell office:value-type="string" table:style-name="ce1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4</text:p>
          </table:table-cell>
          <table:table-cell office:value-type="string" table:style-name="ce1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3</text:p>
          </table:table-cell>
          <table:table-cell office:value-type="string" table:style-name="ce1">
            <text:p>Ni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2</text:p>
          </table:table-cell>
          <table:table-cell office:value-type="string" table:style-name="ce1">
            <text:p>Norfolk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50</text:p>
          </table:table-cell>
          <table:table-cell office:value-type="string" table:style-name="ce1">
            <text:p>North Ko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670</text:p>
          </table:table-cell>
          <table:table-cell office:value-type="string" table:style-name="ce1">
            <text:p>Northern Mariana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7</text:p>
          </table:table-cell>
          <table:table-cell office:value-type="string" table:style-name="ce1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8</text:p>
          </table:table-cell>
          <table:table-cell office:value-type="string" table:style-name="ce1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2</text:p>
          </table:table-cell>
          <table:table-cell office:value-type="string" table:style-name="ce1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0</text:p>
          </table:table-cell>
          <table:table-cell office:value-type="string" table:style-name="ce1">
            <text:p>Pal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0</text:p>
          </table:table-cell>
          <table:table-cell office:value-type="string" table:style-name="ce1">
            <text:p>Palestinian Terri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7</text:p>
          </table:table-cell>
          <table:table-cell office:value-type="string" table:style-name="ce1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5</text:p>
          </table:table-cell>
          <table:table-cell office:value-type="string" table:style-name="ce1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5</text:p>
          </table:table-cell>
          <table:table-cell office:value-type="string" table:style-name="ce1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1</text:p>
          </table:table-cell>
          <table:table-cell office:value-type="string" table:style-name="ce1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3</text:p>
          </table:table-cell>
          <table:table-cell office:value-type="string" table:style-name="ce1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8</text:p>
          </table:table-cell>
          <table:table-cell office:value-type="string" table:style-name="ce1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51</text:p>
          </table:table-cell>
          <table:table-cell office:value-type="string" table:style-name="ce1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787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4</text:p>
          </table:table-cell>
          <table:table-cell office:value-type="string" table:style-name="ce1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2</text:p>
          </table:table-cell>
          <table:table-cell office:value-type="string" table:style-name="ce1">
            <text:p>Reun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0</text:p>
          </table:table-cell>
          <table:table-cell office:value-type="string" table:style-name="ce1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7</text:p>
          </table:table-cell>
          <table:table-cell office:value-type="string" table:style-name="ce1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0</text:p>
          </table:table-cell>
          <table:table-cell office:value-type="string" table:style-name="ce1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5</text:p>
          </table:table-cell>
          <table:table-cell office:value-type="string" table:style-name="ce1">
            <text:p>Sam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78</text:p>
          </table:table-cell>
          <table:table-cell office:value-type="string" table:style-name="ce1">
            <text:p>San Mari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6</text:p>
          </table:table-cell>
          <table:table-cell office:value-type="string" table:style-name="ce1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1</text:p>
          </table:table-cell>
          <table:table-cell office:value-type="string" table:style-name="ce1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1</text:p>
          </table:table-cell>
          <table:table-cell office:value-type="string" table:style-name="ce1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8</text:p>
          </table:table-cell>
          <table:table-cell office:value-type="string" table:style-name="ce1">
            <text:p>Seyche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32</text:p>
          </table:table-cell>
          <table:table-cell office:value-type="string" table:style-name="ce1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5</text:p>
          </table:table-cell>
          <table:table-cell office:value-type="string" table:style-name="ce1">
            <text:p>Singap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21</text:p>
          </table:table-cell>
          <table:table-cell office:value-type="string" table:style-name="ce1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6</text:p>
          </table:table-cell>
          <table:table-cell office:value-type="string" table:style-name="ce1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7</text:p>
          </table:table-cell>
          <table:table-cell office:value-type="string" table:style-name="ce1">
            <text:p>Solomo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7</text:p>
          </table:table-cell>
          <table:table-cell office:value-type="string" table:style-name="ce1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00</text:p>
          </table:table-cell>
          <table:table-cell office:value-type="string" table:style-name="ce1">
            <text:p>South Georgia and the South Sandwich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2</text:p>
          </table:table-cell>
          <table:table-cell office:value-type="string" table:style-name="ce1">
            <text:p>South Ko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4</text:p>
          </table:table-cell>
          <table:table-cell office:value-type="string" table:style-name="ce1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4</text:p>
          </table:table-cell>
          <table:table-cell office:value-type="string" table:style-name="ce1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49</text:p>
          </table:table-cell>
          <table:table-cell office:value-type="string" table:style-name="ce1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7</text:p>
          </table:table-cell>
          <table:table-cell office:value-type="string" table:style-name="ce1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8</text:p>
          </table:table-cell>
          <table:table-cell office:value-type="string" table:style-name="ce1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6</text:p>
          </table:table-cell>
          <table:table-cell office:value-type="string" table:style-name="ce1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1</text:p>
          </table:table-cell>
          <table:table-cell office:value-type="string" table:style-name="ce1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3</text:p>
          </table:table-cell>
          <table:table-cell office:value-type="string" table:style-name="ce1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86</text:p>
          </table:table-cell>
          <table:table-cell office:value-type="string" table:style-name="ce1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2</text:p>
          </table:table-cell>
          <table:table-cell office:value-type="string" table:style-name="ce1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5</text:p>
          </table:table-cell>
          <table:table-cell office:value-type="string" table:style-name="ce1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6</text:p>
          </table:table-cell>
          <table:table-cell office:value-type="string" table:style-name="ce1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0</text:p>
          </table:table-cell>
          <table:table-cell office:value-type="string" table:style-name="ce1">
            <text:p>Timor L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28</text:p>
          </table:table-cell>
          <table:table-cell office:value-type="string" table:style-name="ce1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90</text:p>
          </table:table-cell>
          <table:table-cell office:value-type="string" table:style-name="ce1">
            <text:p>Tokel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6</text:p>
          </table:table-cell>
          <table:table-cell office:value-type="string" table:style-name="ce1">
            <text:p>T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68</text:p>
          </table:table-cell>
          <table:table-cell office:value-type="string" table:style-name="ce1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16</text:p>
          </table:table-cell>
          <table:table-cell office:value-type="string" table:style-name="ce1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0</text:p>
          </table:table-cell>
          <table:table-cell office:value-type="string" table:style-name="ce1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3</text:p>
          </table:table-cell>
          <table:table-cell office:value-type="string" table:style-name="ce1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649</text:p>
          </table:table-cell>
          <table:table-cell office:value-type="string" table:style-name="ce1">
            <text:p>Turks and Caicos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8</text:p>
          </table:table-cell>
          <table:table-cell office:value-type="string" table:style-name="ce1">
            <text:p>Tuva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340</text:p>
          </table:table-cell>
          <table:table-cell office:value-type="string" table:style-name="ce1">
            <text:p>U.S. Virgi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6</text:p>
          </table:table-cell>
          <table:table-cell office:value-type="string" table:style-name="ce1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380</text:p>
          </table:table-cell>
          <table:table-cell office:value-type="string" table:style-name="ce1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71</text:p>
          </table:table-cell>
          <table:table-cell office:value-type="string" table:style-name="ce1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44</text:p>
          </table:table-cell>
          <table:table-cell office:value-type="string" table:style-name="ce1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</text:p>
          </table:table-cell>
          <table:table-cell office:value-type="string" table:style-name="ce1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98</text:p>
          </table:table-cell>
          <table:table-cell office:value-type="string" table:style-name="ce1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98</text:p>
          </table:table-cell>
          <table:table-cell office:value-type="string" table:style-name="ce1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78</text:p>
          </table:table-cell>
          <table:table-cell office:value-type="string" table:style-name="ce1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58</text:p>
          </table:table-cell>
          <table:table-cell office:value-type="string" table:style-name="ce1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84</text:p>
          </table:table-cell>
          <table:table-cell office:value-type="string" table:style-name="ce1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1 808</text:p>
          </table:table-cell>
          <table:table-cell office:value-type="string" table:style-name="ce1">
            <text:p>Wake Is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681</text:p>
          </table:table-cell>
          <table:table-cell office:value-type="string" table:style-name="ce1">
            <text:p>Wallis and Futu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967</text:p>
          </table:table-cell>
          <table:table-cell office:value-type="string" table:style-name="ce1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0</text:p>
          </table:table-cell>
          <table:table-cell office:value-type="string" table:style-name="ce1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55</text:p>
          </table:table-cell>
          <table:table-cell office:value-type="string" table:style-name="ce1">
            <text:p>Zanzib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+263</text:p>
          </table:table-cell>
          <table:table-cell office:value-type="string" table:style-name="ce1">
            <text:p>Zimbabwe</text:p>
          </table:table-cell>
          <table:table-cell table:number-columns-repeated="16382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igi</meta:initial-creator>
    <dc:creator>Gigi</dc:creator>
    <meta:creation-date>2015-11-01T09:04:32Z</meta:creation-date>
    <dc:date>2015-11-01T09:04:53Z</dc:date>
  </office:meta>
</office:document-meta>
</file>